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9933ff" draw:marker-start-width="0.5cm" draw:marker-end-width="0.5cm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1.185cm"/>
      <style:paragraph-properties style:writing-mode="lr-tb"/>
    </style:style>
    <style:style style:name="gr4" style:family="graphic" style:parent-style-name="standard">
      <style:graphic-properties svg:stroke-width="0.04cm" draw:marker-start-width="0.26cm" draw:marker-end-width="0.26cm" draw:fill="solid" draw:fill-color="#ffccff" draw:textarea-horizontal-align="justify" draw:textarea-vertical-align="middle" draw:auto-grow-height="false" fo:min-height="2.527cm" fo:min-width="2.77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.33cm" fo:min-width="1.465cm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 fo:min-height="0.31cm" fo:min-width="0cm"/>
    </style:style>
    <style:style style:name="gr7" style:family="graphic" style:parent-style-name="standard">
      <style:graphic-properties svg:stroke-width="0.04cm" draw:marker-start-width="0.26cm" draw:marker-end-width="0.26cm" draw:fill="solid" draw:fill-color="#dddddd" draw:textarea-horizontal-align="justify" draw:textarea-vertical-align="middle" draw:auto-grow-height="false" fo:min-height="1.49cm" fo:min-width="1.265cm" fo:padding-top="0.145cm" fo:padding-bottom="0.145cm" fo:padding-left="0.27cm" fo:padding-right="0.27cm"/>
    </style:style>
    <style:style style:name="gr8" style:family="graphic" style:parent-style-name="standard">
      <style:graphic-properties draw:stroke="none" svg:stroke-width="0.04cm" svg:stroke-color="#000000" draw:marker-start-width="0.26cm" draw:marker-end-width="0.26cm" draw:fill="none" draw:fill-color="#ffffff" fo:min-height="1.666cm"/>
      <style:paragraph-properties style:writing-mode="lr-tb"/>
    </style:style>
    <style:style style:name="gr9" style:family="graphic" style:parent-style-name="standard">
      <style:graphic-properties svg:stroke-width="0.04cm" draw:marker-start-width="0.26cm" draw:marker-end-width="0.26cm" draw:fill="solid" draw:fill-color="#dddddd" draw:textarea-horizontal-align="justify" draw:textarea-vertical-align="middle" draw:auto-grow-height="false" fo:min-height="1.46cm" fo:min-width="1.265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2">
      <style:graphic-properties draw:stroke="solid" svg:stroke-width="0.2cm" svg:stroke-color="#ff3333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225cm" fo:padding-bottom="0.225cm" fo:padding-left="0.35cm" fo:padding-right="0.35cm" fo:wrap-option="wrap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.2cm" svg:stroke-color="#ff3333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225cm" fo:padding-bottom="0.225cm" fo:padding-left="0.35cm" fo:padding-right="0.35cm" fo:wrap-option="wrap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.2cm" svg:stroke-color="#ff3333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225cm" fo:padding-bottom="0.225cm" fo:padding-left="0.35cm" fo:padding-right="0.35cm" fo:wrap-option="wrap" draw:shadow="hidden" draw:shadow-offset-x="0.2cm" draw:shadow-offset-y="0.2cm" draw:shadow-color="#808080"/>
    </style:style>
    <style:style style:name="gr13" style:family="graphic" style:parent-style-name="standard">
      <style:graphic-properties svg:stroke-width="0.04cm" draw:marker-start-width="0.26cm" draw:marker-end-width="0.26cm" draw:fill="solid" draw:fill-color="#ffd320" draw:textarea-horizontal-align="justify" draw:textarea-vertical-align="middle" draw:auto-grow-height="false" fo:min-height="3.755cm" fo:min-width="1.64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>
      <style:graphic-properties svg:stroke-width="0.04cm" draw:marker-start-width="0.26cm" draw:marker-end-width="0.26cm" draw:fill="solid" draw:fill-color="#cfe7f5" draw:textarea-horizontal-align="justify" draw:textarea-vertical-align="middle" draw:auto-grow-height="false" fo:min-height="2.635cm" fo:min-width="10.33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3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625cm"/>
      <style:paragraph-properties style:writing-mode="lr-tb"/>
    </style:style>
    <style:style style:name="gr17" style:family="graphic" style:parent-style-name="standard">
      <style:graphic-properties svg:stroke-width="0.04cm" draw:marker-start-width="0.26cm" draw:marker-end-width="0.26cm" draw:fill="solid" draw:fill-color="#ffccff" draw:textarea-horizontal-align="justify" draw:textarea-vertical-align="middle" draw:auto-grow-height="false" fo:min-height="2.505cm" fo:min-width="2.77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 style:list-style-name="L2">
      <style:graphic-properties draw:stroke="solid" svg:stroke-width="0.2cm" svg:stroke-color="#ff3333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225cm" fo:padding-bottom="0.225cm" fo:padding-left="0.35cm" fo:padding-right="0.35cm" fo:wrap-option="wrap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2cm" svg:stroke-color="#ff3333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225cm" fo:padding-bottom="0.225cm" fo:padding-left="0.35cm" fo:padding-right="0.35cm" fo:wrap-option="wrap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.05cm" svg:stroke-color="#ff99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.05cm" svg:stroke-color="#ff99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22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5cm" svg:stroke-color="#ff99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.2cm" svg:stroke-color="#ff3333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225cm" fo:padding-bottom="0.225cm" fo:padding-left="0.35cm" fo:padding-right="0.35cm" fo:wrap-option="wrap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.2cm" svg:stroke-color="#ff3333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225cm" fo:padding-bottom="0.225cm" fo:padding-left="0.35cm" fo:padding-right="0.35cm" fo:wrap-option="wrap" draw:shadow="hidden" draw:shadow-offset-x="0.2cm" draw:shadow-offset-y="0.2cm" draw:shadow-color="#808080"/>
    </style:style>
    <style:style style:name="gr26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justify" draw:textarea-vertical-align="middle" draw:auto-grow-height="false" fo:min-height="0.675cm" fo:min-width="1.48cm" fo:padding-top="0.145cm" fo:padding-bottom="0.145cm" fo:padding-left="0.27cm" fo:padding-right="0.27cm"/>
      <style:paragraph-properties style:writing-mode="lr-tb"/>
    </style:style>
    <style:style style:name="gr27" style:family="graphic" style:parent-style-name="objectwithoutfill">
      <style:graphic-properties draw:stroke="dash" draw:stroke-dash="Fine_20_Dashed"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28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29" style:family="graphic" style:parent-style-name="standard">
      <style:graphic-properties draw:stroke="none" svg:stroke-color="#000000" draw:fill="none" draw:fill-color="#ffffff" fo:min-height="2.221cm"/>
      <style:paragraph-properties style:writing-mode="lr-tb"/>
    </style:style>
    <style:style style:name="gr30" style:family="graphic" style:parent-style-name="objectwithoutfill">
      <style:graphic-properties svg:stroke-width="0.06cm" svg:stroke-color="#000000" draw:marker-start-width="0.29cm" draw:marker-end-width="0.29cm" draw:fill="none" draw:textarea-vertical-align="middle" fo:padding-top="0.155cm" fo:padding-bottom="0.155cm" fo:padding-left="0.28cm" fo:padding-right="0.28cm"/>
    </style:style>
    <style:style style:name="gr31" style:family="graphic" style:parent-style-name="standard">
      <style:graphic-properties svg:stroke-width="0.04cm" draw:marker-start-width="0.26cm" draw:marker-end-width="0.26cm" draw:fill="solid" draw:fill-color="#66ff66" draw:textarea-horizontal-align="justify" draw:textarea-vertical-align="middle" draw:auto-grow-height="false" fo:min-height="2.25cm" fo:min-width="6.505cm" fo:padding-top="0.145cm" fo:padding-bottom="0.145cm" fo:padding-left="0.27cm" fo:padding-right="0.2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ccff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P9" style:family="paragraph">
      <loext:graphic-properties draw:fill="solid" draw:fill-color="#eeeeee"/>
      <style:paragraph-properties fo:text-align="center"/>
    </style:style>
    <style:style style:name="P10" style:family="paragraph">
      <loext:graphic-properties draw:fill="solid" draw:fill-color="#dddddd"/>
      <style:paragraph-properties fo:text-align="center"/>
    </style:style>
    <style:style style:name="P11" style:family="paragraph">
      <loext:graphic-properties draw:fill="solid" draw:fill-color="#dddddd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d320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solid" draw:fill-color="#cfe7f5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solid" draw:fill-color="#66ff66"/>
      <style:paragraph-properties fo:text-align="center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36cm" svg:y1="3.605cm" svg:x2="5.475cm" svg:y2="3.605cm">
          <text:p/>
        </draw:line>
        <draw:line draw:style-name="gr2" draw:text-style-name="P1" draw:layer="layout" svg:x1="3.36cm" svg:y1="5.295cm" svg:x2="7.98cm" svg:y2="5.295cm">
          <text:p/>
        </draw:line>
        <draw:frame draw:style-name="gr3" draw:text-style-name="P3" draw:layer="layout" svg:width="2.925cm" svg:height="1.435cm" svg:x="6.615cm" svg:y="3.74cm">
          <draw:text-box>
            <text:p text:style-name="P2"><text:span text:style-name="T1">Protection</text:span></text:p>
            <text:p text:style-name="P2"><text:span text:style-name="T1"><text:s text:c="2"/></text:span><text:span text:style-name="T1">Diodes</text:span></text:p>
          </draw:text-box>
        </draw:frame>
        <draw:line draw:style-name="gr1" draw:text-style-name="P1" draw:layer="layout" svg:x1="6.39cm" svg:y1="3.565cm" svg:x2="10.865cm" svg:y2="3.565cm">
          <text:p/>
        </draw:line>
        <draw:custom-shape draw:style-name="gr4" draw:text-style-name="P5" draw:layer="layout" svg:width="3.31cm" svg:height="2.817cm" svg:x="2.485cm" svg:y="14.15cm">
          <text:p text:style-name="P4">Left</text:p>
          <text:p text:style-name="P4">Servo</text:p>
          <text:p text:style-name="P4">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965cm" svg:height="0.58cm" svg:x="7.044cm" svg:y="3.275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335cm" svg:height="1.435cm" svg:x="2.555cm" svg:y="3.025cm">
          <draw:text-box>
            <text:p text:style-name="P7"><text:span text:style-name="T2">+</text:span></text:p>
          </draw:text-box>
        </draw:frame>
        <draw:frame draw:style-name="gr3" draw:text-style-name="P8" draw:layer="layout" svg:width="1.335cm" svg:height="1.435cm" svg:x="2.705cm" svg:y="4.74cm">
          <draw:text-box>
            <text:p text:style-name="P7"><text:span text:style-name="T2">-</text:span></text:p>
          </draw:text-box>
        </draw:frame>
        <draw:custom-shape draw:style-name="gr6" draw:text-style-name="P9" draw:layer="layout" svg:width="0.16cm" svg:height="0.56cm" svg:x="8.705cm" svg:y="3.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965cm" svg:height="0.58cm" draw:transform="rotate (-3.14159265358979) translate (9.041cm 5.5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16cm" svg:height="0.56cm" draw:transform="rotate (-3.14159265358979) translate (7.38cm 5.545cm)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10" draw:layer="layout" svg:width="1.765cm" svg:height="1.74cm" svg:x="4.675cm" svg:y="2.82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.275cm" svg:height="1.916cm" svg:x="4.485cm" svg:y="2.71cm">
            <draw:text-box>
              <text:p text:style-name="P2"><text:span text:style-name="T1">Lighted</text:span></text:p>
              <text:p text:style-name="P2"><text:span text:style-name="T1"><text:s/></text:span><text:span text:style-name="T1">Switch</text:span></text:p>
              <text:p text:style-name="P2"><text:span text:style-name="T1"><text:s text:c="2"/></text:span><text:span text:style-name="T1">SPST</text:span></text:p>
            </draw:text-box>
          </draw:frame>
        </draw:g>
        <draw:line draw:style-name="gr2" draw:text-style-name="P1" draw:layer="layout" svg:x1="8.995cm" svg:y1="5.295cm" svg:x2="17.57cm" svg:y2="5.295cm">
          <text:p/>
        </draw:line>
        <draw:line draw:style-name="gr2" draw:text-style-name="P1" draw:layer="layout" svg:x1="11.245cm" svg:y1="14.16cm" svg:x2="11.245cm" svg:y2="5.26cm">
          <text:p/>
        </draw:line>
        <draw:custom-shape draw:style-name="gr9" draw:text-style-name="P11" draw:layer="layout" svg:width="1.765cm" svg:height="1.71cm" svg:x="10.885cm" svg:y="2.805cm">
          <text:p text:style-name="P4"><text:span text:style-name="T1">5V</text:span></text:p>
          <text:p text:style-name="P4"><text:span text:style-name="T1">Reg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15.862cm" svg:y1="8.645cm" svg:x2="15.862cm" svg:y2="3.502cm">
          <text:p/>
        </draw:line>
        <draw:line draw:style-name="gr11" draw:text-style-name="P12" draw:layer="layout" svg:x1="12.65cm" svg:y1="3.6cm" svg:x2="14.385cm" svg:y2="3.6cm">
          <text:p/>
        </draw:line>
        <draw:g>
          <draw:custom-shape draw:style-name="gr7" draw:text-style-name="P10" draw:layer="layout" svg:width="1.765cm" svg:height="1.74cm" svg:x="13.495cm" svg:y="2.81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.275cm" svg:height="1.916cm" svg:x="13.305cm" svg:y="2.705cm">
            <draw:text-box>
              <text:p text:style-name="P2"><text:span text:style-name="T1">Lighted</text:span></text:p>
              <text:p text:style-name="P2"><text:span text:style-name="T1"><text:s/></text:span><text:span text:style-name="T1">Switch</text:span></text:p>
              <text:p text:style-name="P2"><text:span text:style-name="T1"><text:s text:c="2"/></text:span><text:span text:style-name="T1">SPST</text:span></text:p>
            </draw:text-box>
          </draw:frame>
        </draw:g>
        <draw:line draw:style-name="gr2" draw:text-style-name="P1" draw:layer="layout" svg:x1="10.37cm" svg:y1="4.125cm" svg:x2="10.885cm" svg:y2="4.13cm">
          <text:p/>
        </draw:line>
        <draw:line draw:style-name="gr12" draw:text-style-name="P12" draw:layer="layout" svg:x1="15.27cm" svg:y1="3.6cm" svg:x2="15.955cm" svg:y2="3.6cm">
          <text:p/>
        </draw:line>
        <draw:line draw:style-name="gr2" draw:text-style-name="P1" draw:layer="layout" svg:x1="10.46cm" svg:y1="5.31cm" svg:x2="10.46cm" svg:y2="4.075cm">
          <text:p/>
        </draw:line>
        <draw:line draw:style-name="gr2" draw:text-style-name="P1" draw:layer="layout" svg:x1="17.482cm" svg:y1="5.31cm" svg:x2="17.482cm" svg:y2="5.185cm">
          <text:p/>
        </draw:line>
        <draw:custom-shape draw:style-name="gr13" draw:text-style-name="P13" draw:layer="layout" svg:width="2.14cm" svg:height="4.005cm" svg:x="1.92cm" svg:y="2.67cm">
          <text:p text:style-name="P4"><text:span text:style-name="T1">Battery</text:span></text:p>
          <text:p text:style-name="P4"><text:span text:style-name="T1">25V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0.87cm" svg:height="2.925cm" svg:x="7.885cm" svg:y="14.185cm">
          <text:p text:style-name="P4">Servo Power Control</text:p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51cm" svg:height="0.806cm" svg:x="8.33cm" svg:y="13.419cm">
          <draw:text-box>
            <text:p text:style-name="P2"><text:span text:style-name="T1">25V</text:span></text:p>
          </draw:text-box>
        </draw:frame>
        <draw:frame draw:style-name="gr16" draw:text-style-name="P3" draw:layer="layout" svg:width="1.66cm" svg:height="0.875cm" svg:x="13.83cm" svg:y="13.42cm">
          <draw:text-box>
            <text:p text:style-name="P2"><text:span text:style-name="T1">3.3V</text:span></text:p>
          </draw:text-box>
        </draw:frame>
        <draw:frame draw:style-name="gr16" draw:text-style-name="P3" draw:layer="layout" svg:width="1.66cm" svg:height="0.875cm" svg:x="9.77cm" svg:y="13.435cm">
          <draw:text-box>
            <text:p text:style-name="P2"><text:span text:style-name="T1">GND</text:span></text:p>
          </draw:text-box>
        </draw:frame>
        <draw:frame draw:style-name="gr16" draw:text-style-name="P3" draw:layer="layout" svg:width="1.66cm" svg:height="0.875cm" svg:x="11.695cm" svg:y="13.435cm">
          <draw:text-box>
            <text:p text:style-name="P2"><text:span text:style-name="T1">5V</text:span></text:p>
          </draw:text-box>
        </draw:frame>
        <draw:custom-shape draw:style-name="gr17" draw:text-style-name="P5" draw:layer="layout" svg:width="3.31cm" svg:height="2.795cm" svg:x="20.807cm" svg:y="14.235cm">
          <text:p text:style-name="P4">Right</text:p>
          <text:p text:style-name="P4">Servo</text:p>
          <text:p text:style-name="P4">Controll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785cm" svg:y1="16.617cm" svg:x2="7.88cm" svg:y2="16.636cm">
          <text:p/>
        </draw:line>
        <draw:line draw:style-name="gr2" draw:text-style-name="P1" draw:layer="layout" svg:x1="18.72cm" svg:y1="16.722cm" svg:x2="20.8cm" svg:y2="16.741cm">
          <text:p/>
        </draw:line>
        <draw:line draw:style-name="gr18" draw:text-style-name="P12" draw:layer="layout" svg:x1="5.785cm" svg:y1="15.62cm" svg:x2="7.865cm" svg:y2="15.62cm">
          <text:p/>
        </draw:line>
        <draw:line draw:style-name="gr19" draw:text-style-name="P12" draw:layer="layout" svg:x1="18.712cm" svg:y1="15.62cm" svg:x2="20.8cm" svg:y2="15.62cm">
          <text:p/>
        </draw:line>
        <draw:line draw:style-name="gr20" draw:text-style-name="P12" draw:layer="layout" svg:x1="5.805cm" svg:y1="14.76cm" svg:x2="7.875cm" svg:y2="14.76cm">
          <text:p/>
        </draw:line>
        <draw:line draw:style-name="gr21" draw:text-style-name="P12" draw:layer="layout" svg:x1="18.7cm" svg:y1="14.76cm" svg:x2="20.79cm" svg:y2="14.76cm">
          <text:p/>
        </draw:line>
        <draw:frame draw:style-name="gr22" draw:text-style-name="P3" draw:layer="layout" svg:width="1.935cm" svg:height="1.361cm" svg:x="5.91cm" svg:y="14.02cm">
          <draw:text-box>
            <text:p text:style-name="P2"><text:span text:style-name="T1">3.3V-L</text:span></text:p>
          </draw:text-box>
        </draw:frame>
        <draw:frame draw:style-name="gr16" draw:text-style-name="P3" draw:layer="layout" svg:width="2.085cm" svg:height="0.875cm" svg:x="18.75cm" svg:y="14.02cm">
          <draw:text-box>
            <text:p text:style-name="P2"><text:span text:style-name="T1">3.3V-R</text:span></text:p>
          </draw:text-box>
        </draw:frame>
        <draw:frame draw:style-name="gr16" draw:text-style-name="P3" draw:layer="layout" svg:width="1.66cm" svg:height="0.875cm" svg:x="6.07cm" svg:y="14.795cm">
          <draw:text-box>
            <text:p text:style-name="P2"><text:span text:style-name="T1">5V-L</text:span></text:p>
          </draw:text-box>
        </draw:frame>
        <draw:frame draw:style-name="gr16" draw:text-style-name="P3" draw:layer="layout" svg:width="1.66cm" svg:height="0.875cm" svg:x="19.025cm" svg:y="14.795cm">
          <draw:text-box>
            <text:p text:style-name="P2"><text:span text:style-name="T1">5V-R</text:span></text:p>
          </draw:text-box>
        </draw:frame>
        <draw:frame draw:style-name="gr16" draw:text-style-name="P3" draw:layer="layout" svg:width="1.66cm" svg:height="0.875cm" svg:x="6.065cm" svg:y="15.79cm">
          <draw:text-box>
            <text:p text:style-name="P2"><text:span text:style-name="T1">GND</text:span></text:p>
          </draw:text-box>
        </draw:frame>
        <draw:frame draw:style-name="gr16" draw:text-style-name="P3" draw:layer="layout" svg:width="1.66cm" svg:height="0.875cm" svg:x="19.025cm" svg:y="15.89cm">
          <draw:text-box>
            <text:p text:style-name="P2"><text:span text:style-name="T1">GND</text:span></text:p>
          </draw:text-box>
        </draw:frame>
        <draw:frame draw:style-name="gr16" draw:text-style-name="P3" draw:layer="layout" svg:width="1.66cm" svg:height="0.875cm" svg:x="15.98cm" svg:y="7.87cm">
          <draw:text-box>
            <text:p text:style-name="P2"><text:span text:style-name="T1">GND</text:span></text:p>
          </draw:text-box>
        </draw:frame>
        <draw:frame draw:style-name="gr16" draw:text-style-name="P3" draw:layer="layout" svg:width="1.66cm" svg:height="0.875cm" svg:x="14.8cm" svg:y="7.876cm">
          <draw:text-box>
            <text:p text:style-name="P2"><text:span text:style-name="T1">5V</text:span></text:p>
          </draw:text-box>
        </draw:frame>
        <draw:line draw:style-name="gr23" draw:text-style-name="P12" draw:layer="layout" svg:x1="15.29cm" svg:y1="14.22cm" svg:x2="15.29cm" svg:y2="11.22cm">
          <text:p/>
        </draw:line>
        <draw:line draw:style-name="gr24" draw:text-style-name="P12" draw:layer="layout" svg:x1="12.77cm" svg:y1="14.18cm" svg:x2="12.77cm" svg:y2="6.015cm">
          <text:p/>
        </draw:line>
        <draw:line draw:style-name="gr25" draw:text-style-name="P12" draw:layer="layout" svg:x1="12.67cm" svg:y1="6.085cm" svg:x2="15.855cm" svg:y2="6.085cm">
          <text:p/>
        </draw:line>
        <draw:custom-shape draw:style-name="gr26" draw:text-style-name="P15" draw:layer="layout" svg:width="2.02cm" svg:height="0.965cm" svg:x="8.575cm" svg:y="15.485cm">
          <text:p text:style-name="P4">7050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2.02cm" svg:height="0.965cm" svg:x="9.295cm" svg:y="15.73cm">
          <text:p text:style-name="P4">7050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2.02cm" svg:height="0.965cm" svg:x="9.892cm" svg:y="16.006cm">
          <text:p text:style-name="P4">7050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2.02cm" svg:height="0.965cm" svg:x="12.57cm" svg:y="15.515cm">
          <text:p text:style-name="P4">2141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2.02cm" svg:height="0.965cm" svg:x="13.215cm" svg:y="15.75cm">
          <text:p text:style-name="P4">2141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2.02cm" svg:height="0.965cm" svg:x="13.82cm" svg:y="16.015cm">
          <text:p text:style-name="P4">2141</text:p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18.25cm" svg:y1="10.04cm" svg:x2="18.25cm" svg:y2="14.14cm">
          <text:p/>
        </draw:line>
        <draw:line draw:style-name="gr28" draw:text-style-name="P1" draw:layer="layout" svg:x1="16.4cm" svg:y1="9.96cm" svg:x2="16.4cm" svg:y2="14.12cm">
          <text:p/>
        </draw:line>
        <draw:frame draw:style-name="gr29" draw:text-style-name="P3" draw:layer="layout" svg:width="1.91cm" svg:height="2.471cm" svg:x="16.34cm" svg:y="11.54cm">
          <draw:text-box>
            <text:p text:style-name="P2"><text:span text:style-name="T1">6</text:span></text:p>
            <text:p text:style-name="P2"><text:span text:style-name="T1">GPIO</text:span></text:p>
            <text:p text:style-name="P2"><text:span text:style-name="T1">Pins</text:span></text:p>
          </draw:text-box>
        </draw:frame>
        <draw:frame draw:style-name="gr29" draw:text-style-name="P3" draw:layer="layout" svg:width="1.91cm" svg:height="2.471cm" svg:x="18.34cm" svg:y="11.46cm">
          <draw:text-box>
            <text:p text:style-name="P2"><text:span text:style-name="T1">4</text:span></text:p>
            <text:p text:style-name="P2"><text:span text:style-name="T1">ADC</text:span></text:p>
            <text:p text:style-name="P2"><text:span text:style-name="T1">Pins</text:span></text:p>
          </draw:text-box>
        </draw:frame>
        <draw:line draw:style-name="gr1" draw:text-style-name="P1" draw:layer="layout" svg:x1="9.605cm" svg:y1="14.176cm" svg:x2="9.605cm" svg:y2="3.606cm">
          <text:p/>
        </draw:line>
        <draw:line draw:style-name="gr30" draw:text-style-name="P1" draw:layer="layout" svg:x1="2.11cm" svg:y1="14.315cm" svg:x2="2.465cm" svg:y2="14.315cm">
          <text:p/>
        </draw:line>
        <draw:line draw:style-name="gr30" draw:text-style-name="P1" draw:layer="layout" svg:x1="2.11cm" svg:y1="16.7cm" svg:x2="2.465cm" svg:y2="16.7cm">
          <text:p/>
        </draw:line>
        <draw:line draw:style-name="gr30" draw:text-style-name="P1" draw:layer="layout" svg:x1="2.11cm" svg:y1="15.539cm" svg:x2="2.465cm" svg:y2="15.539cm">
          <text:p/>
        </draw:line>
        <draw:line draw:style-name="gr30" draw:text-style-name="P1" draw:layer="layout" svg:x1="2.11cm" svg:y1="14.92cm" svg:x2="2.465cm" svg:y2="14.92cm">
          <text:p/>
        </draw:line>
        <draw:line draw:style-name="gr30" draw:text-style-name="P1" draw:layer="layout" svg:x1="2.11cm" svg:y1="16.14cm" svg:x2="2.465cm" svg:y2="16.14cm">
          <text:p/>
        </draw:line>
        <draw:line draw:style-name="gr30" draw:text-style-name="P1" draw:layer="layout" svg:x1="2.11cm" svg:y1="14.612cm" svg:x2="2.465cm" svg:y2="14.612cm">
          <text:p/>
        </draw:line>
        <draw:line draw:style-name="gr30" draw:text-style-name="P1" draw:layer="layout" svg:x1="2.11cm" svg:y1="15.239cm" svg:x2="2.465cm" svg:y2="15.239cm">
          <text:p/>
        </draw:line>
        <draw:line draw:style-name="gr30" draw:text-style-name="P1" draw:layer="layout" svg:x1="2.11cm" svg:y1="15.858cm" svg:x2="2.465cm" svg:y2="15.858cm">
          <text:p/>
        </draw:line>
        <draw:line draw:style-name="gr30" draw:text-style-name="P1" draw:layer="layout" svg:x1="2.11cm" svg:y1="16.422cm" svg:x2="2.465cm" svg:y2="16.422cm">
          <text:p/>
        </draw:line>
        <draw:line draw:style-name="gr30" draw:text-style-name="P1" draw:layer="layout" svg:x1="24.08cm" svg:y1="14.38cm" svg:x2="24.435cm" svg:y2="14.38cm">
          <text:p/>
        </draw:line>
        <draw:line draw:style-name="gr30" draw:text-style-name="P1" draw:layer="layout" svg:x1="24.08cm" svg:y1="16.8cm" svg:x2="24.435cm" svg:y2="16.8cm">
          <text:p/>
        </draw:line>
        <draw:line draw:style-name="gr30" draw:text-style-name="P1" draw:layer="layout" svg:x1="24.08cm" svg:y1="15.622cm" svg:x2="24.435cm" svg:y2="15.622cm">
          <text:p/>
        </draw:line>
        <draw:line draw:style-name="gr30" draw:text-style-name="P1" draw:layer="layout" svg:x1="24.08cm" svg:y1="14.993cm" svg:x2="24.435cm" svg:y2="14.993cm">
          <text:p/>
        </draw:line>
        <draw:line draw:style-name="gr30" draw:text-style-name="P1" draw:layer="layout" svg:x1="24.08cm" svg:y1="16.232cm" svg:x2="24.435cm" svg:y2="16.232cm">
          <text:p/>
        </draw:line>
        <draw:line draw:style-name="gr30" draw:text-style-name="P1" draw:layer="layout" svg:x1="24.08cm" svg:y1="14.681cm" svg:x2="24.435cm" svg:y2="14.681cm">
          <text:p/>
        </draw:line>
        <draw:line draw:style-name="gr30" draw:text-style-name="P1" draw:layer="layout" svg:x1="24.08cm" svg:y1="15.317cm" svg:x2="24.435cm" svg:y2="15.317cm">
          <text:p/>
        </draw:line>
        <draw:line draw:style-name="gr30" draw:text-style-name="P1" draw:layer="layout" svg:x1="24.08cm" svg:y1="15.946cm" svg:x2="24.435cm" svg:y2="15.946cm">
          <text:p/>
        </draw:line>
        <draw:line draw:style-name="gr30" draw:text-style-name="P1" draw:layer="layout" svg:x1="24.08cm" svg:y1="16.518cm" svg:x2="24.435cm" svg:y2="16.518cm">
          <text:p/>
        </draw:line>
        <draw:line draw:style-name="gr2" draw:text-style-name="P1" draw:layer="layout" svg:x1="17.485cm" svg:y1="8.68cm" svg:x2="17.485cm" svg:y2="5.29cm">
          <text:p/>
        </draw:line>
        <draw:custom-shape draw:style-name="gr31" draw:text-style-name="P16" draw:layer="layout" svg:width="7.045cm" svg:height="2.54cm" svg:x="14.52cm" svg:y="8.685cm">
          <text:p text:style-name="P4">Processor Board</text:p>
          <draw:enhanced-geometry svg:viewBox="0 0 21600 21600" draw:type="rectangle" draw:enhanced-path="M 0 0 L 21600 0 21600 21600 0 21600 0 0 Z N"/>
        </draw:custom-shape>
        <draw:frame draw:style-name="gr32" draw:text-style-name="P18" draw:layer="layout" svg:width="25.685cm" svg:height="3.095cm" svg:x="1.255cm" svg:y="17.305cm">
          <draw:text-box>
            <text:p text:style-name="P17"><text:span text:style-name="T3">Notes:</text:span></text:p>
            <text:p text:style-name="P17"><text:span text:style-name="T3">- not sure how we divide this into PCB’s. Depends on where the switches are located, and whether or not we can put everything shown except for the processor board onto a single board.</text:span></text:p>
            <text:p text:style-name="P17"><text:span text:style-name="T3">- the connector choices and locations depend on how many PCB’s we have</text:span></text:p>
            <text:p text:style-name="P17"><text:span text:style-name="T3">- if we use the Huzzah board to source the 3.3 volts, we save a voltage regulator and some board space, but need a 3.3 path from the processor board (where the Huzzah lives) to the Servo Power Control boa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4T13:52:34.430000000</meta:creation-date>
    <dc:date>2022-11-14T17:21:58.862000000</dc:date>
    <meta:editing-duration>PT3H29M23S</meta:editing-duration>
    <meta:editing-cycles>4</meta:editing-cycles>
    <meta:generator>LibreOffice/7.4.2.3$Windows_X86_64 LibreOffice_project/382eef1f22670f7f4118c8c2dd222ec7ad009daf</meta:generator>
    <meta:document-statistic meta:object-count="82"/>
  </office:meta>
</office:document-meta>
</file>